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ca" fo:country="ES" officeooo:rsid="0012644c" officeooo:paragraph-rsid="0012644c"/>
    </style:style>
    <style:style style:name="P2" style:family="paragraph" style:parent-style-name="Standard">
      <style:paragraph-properties fo:text-align="start" style:justify-single-word="false"/>
      <style:text-properties fo:language="ca" fo:country="ES" officeooo:rsid="0012644c" officeooo:paragraph-rsid="0012644c"/>
    </style:style>
    <style:style style:name="P3" style:family="paragraph" style:parent-style-name="Standard">
      <style:paragraph-properties fo:text-align="start" style:justify-single-word="false"/>
      <style:text-properties fo:language="ca" fo:country="ES" officeooo:rsid="0012644c" officeooo:paragraph-rsid="0013b932"/>
    </style:style>
    <style:style style:name="P4" style:family="paragraph" style:parent-style-name="Standard">
      <style:paragraph-properties fo:text-align="start" style:justify-single-word="false"/>
      <style:text-properties fo:language="ca" fo:country="ES" fo:font-weight="bold" officeooo:rsid="0013b932" officeooo:paragraph-rsid="0013b93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ca" fo:country="ES" officeooo:rsid="0013b932" officeooo:paragraph-rsid="0013b932"/>
    </style:style>
    <style:style style:name="P6" style:family="paragraph" style:parent-style-name="Standard">
      <style:paragraph-properties fo:text-align="start" style:justify-single-word="false"/>
      <style:text-properties fo:language="ca" fo:country="ES" fo:font-weight="normal" officeooo:rsid="0013b932" officeooo:paragraph-rsid="0013b932" style:font-weight-asian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 fo:background-color="transparent"/>
      <style:text-properties fo:language="ca" fo:country="ES" fo:font-weight="normal" officeooo:rsid="0013b932" officeooo:paragraph-rsid="0013b932" style:font-weight-asian="normal" style:font-weight-complex="normal"/>
    </style:style>
    <style:style style:name="P8" style:family="paragraph" style:parent-style-name="Text_20_body">
      <style:text-properties fo:language="ca" fo:country="ES" fo:font-weight="normal" officeooo:rsid="0013b932" officeooo:paragraph-rsid="0013b932" style:font-weight-asian="normal" style:font-weight-complex="normal"/>
    </style:style>
    <style:style style:name="P9" style:family="paragraph" style:parent-style-name="Standard">
      <style:text-properties fo:font-size="15pt" fo:language="ca" fo:country="ES" fo:font-weight="bold" officeooo:rsid="0012644c" officeooo:paragraph-rsid="0012644c" style:font-size-asian="15pt" style:font-weight-asian="bold" style:font-size-complex="15pt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234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juntament de Mao:</text:p>
      <text:p text:style-name="P9"/>
      <text:p text:style-name="P1"/>
      <text:p text:style-name="P5"/>
      <text:p text:style-name="P5"/>
      <text:p text:style-name="P4"/>
      <text:p text:style-name="P4">PREINSCRIPCCIONS PER AL CURS 2023-2024</text:p>
      <text:p text:style-name="P2"/>
      <text:p text:style-name="P3">Bon dia i salutacions per el ajuntament de Mao,informarvos de <text:s/>que apartir de avui quen oberts les </text:p>
      <text:p text:style-name="P3"/>
      <text:p text:style-name="P3">terminis de matriculaccio als cursos de l’escola municipal de Maó.(ceramica,dibuix i musica)</text:p>
      <text:p text:style-name="P5"/>
      <text:p text:style-name="P5">Termini d’inscripccio: de l’1 al 10 de septembre <text:s/>amb els dos dies inclossos</text:p>
      <text:p text:style-name="P2"/>
      <text:p text:style-name="P2"/>
      <text:p text:style-name="P2"/>
      <text:p text:style-name="P4"/>
      <text:p text:style-name="P4">Informació:</text:p>
      <text:p text:style-name="P6"/>
      <text:p text:style-name="P8"><text:span text:style-name="Strong_20_Emphasis"/></text:p>
      <text:p text:style-name="P8"><text:span text:style-name="Strong_20_Emphasis">Direcció:</text:span> Claustre del Carme, 5. 1r pis </text:p>
      <text:list xml:id="list1544048466" text:style-name="L1">
        <text:list-item>
          <text:p text:style-name="P11"><text:span text:style-name="Strong_20_Emphasis">Codi postal:</text:span> 07701 - Maó (Menorca) </text:p>
        </text:list-item>
        <text:list-item>
          <text:p text:style-name="P11"><text:span text:style-name="Strong_20_Emphasis">Tel.</text:span> 971 36 20 21 </text:p>
        </text:list-item>
        <text:list-item>
          <text:p text:style-name="P10"><text:span text:style-name="Strong_20_Emphasis">a/e:</text:span> escoles_municipals@ajmao.org 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10:26.212069741</meta:creation-date>
    <meta:editing-duration>PT6M52S</meta:editing-duration>
    <meta:editing-cycles>2</meta:editing-cycles>
    <meta:generator>LibreOffice/7.3.7.2$Linux_X86_64 LibreOffice_project/30$Build-2</meta:generator>
    <dc:date>2023-11-10T09:08:14.762205998</dc:date>
    <meta:document-statistic meta:table-count="0" meta:image-count="0" meta:object-count="0" meta:page-count="1" meta:paragraph-count="10" meta:word-count="74" meta:character-count="464" meta:non-whitespace-character-count="396"/>
  </office:meta>
</office:document-meta>
</file>